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4.5520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50.2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78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43.5pt" style:use-optimal-row-height="false" fo:break-before="auto"/>
    </style:style>
    <style:style style:name="ro12" style:family="table-row">
      <style:table-row-properties style:row-height="48.75pt" style:use-optimal-row-height="false" fo:break-before="auto"/>
    </style:style>
    <style:style style:name="ro13" style:family="table-row">
      <style:table-row-properties style:row-height="51.75pt" style:use-optimal-row-height="false" fo:break-before="auto"/>
    </style:style>
    <style:style style:name="ro14" style:family="table-row">
      <style:table-row-properties style:row-height="42.75pt" style:use-optimal-row-height="false" fo:break-before="auto"/>
    </style:style>
    <style:style style:name="ro15" style:family="table-row">
      <style:table-row-properties style:row-height="52.5pt" style:use-optimal-row-height="false" fo:break-before="auto"/>
    </style:style>
    <style:style style:name="ro16" style:family="table-row">
      <style:table-row-properties style:row-height="45.75pt" style:use-optimal-row-height="false" fo:break-before="auto"/>
    </style:style>
    <style:style style:name="ro17" style:family="table-row">
      <style:table-row-properties style:row-height="45pt" style:use-optimal-row-height="false" fo:break-before="auto"/>
    </style:style>
    <style:style style:name="ro18" style:family="table-row">
      <style:table-row-properties style:row-height="48pt" style:use-optimal-row-height="false" fo:break-before="auto"/>
    </style:style>
    <style:style style:name="ro19" style:family="table-row">
      <style:table-row-properties style:row-height="57pt" style:use-optimal-row-height="false" fo:break-before="auto"/>
    </style:style>
    <style:style style:name="ro20" style:family="table-row">
      <style:table-row-properties style:row-height="62.25pt" style:use-optimal-row-height="false" fo:break-before="auto"/>
    </style:style>
    <style:style style:name="ro21" style:family="table-row">
      <style:table-row-properties style:row-height="54.75pt" style:use-optimal-row-height="false" fo:break-before="auto"/>
    </style:style>
    <style:style style:name="ro22" style:family="table-row">
      <style:table-row-properties style:row-height="94.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ro2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 - Line 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12">
            <text:p>in .h files - Hand lines 15-18</text:p>
            <text:p>Player - lines 15-19<text:s/>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12">
            <text:p>in hand.h file <text:s/>32-37 Initilization</text:p>
            <text:p>.cpp lines 12-37 Implementation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12">
            <text:p>All basic returns in .h files are inline</text:p>
            <text:p>Deck - 41-47</text:p>
            <text:p>Hand - 38-47</text:p>
            <text:p>player - 38-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12">
            <text:p>In .h files Deck - Lines 37-39 default</text:p>
            <text:p>Hand - <text:s/>Lines 21-23</text:p>
            <text:p>Player - <text:s/>Lines 22-2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Hand.h file - Lines 27-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Main - Line 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13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12">
            <text:p>Deck.h File - Line 34</text:p>
            <text:p>Main - Lines 22 &amp; 86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You specified we would not be using Friends during lecture did not include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14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12">
            <text:p>Player.h - Line 29</text:p>
            <text:p>player.cpp - Lines 40-46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12">
            <text:p>Player.h - Lines 44-46</text:p>
            <text:p>Player.cpp - Lines 324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1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Hand.h file - Line 19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1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office:value-type="string" table:style-name="ce12">
            <text:p>Hand.h file - Line 14</text:p>
            <text:p>Player.h - Line 1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17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Deck.h File - Lines 31-3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18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12">
            <text:p>Hand.h file - Line 1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19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Player.h File - Lines 22-27 Constructors being Polymorphism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20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Had trouble with this one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7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21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12">
            <text:p>Player.h File - Lines 38-40</text:p>
            <text:p>Player.cpp File - 28-3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22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12">
            <text:p>Had trouble with this one - I tried to convert my Deck.h class into a template</text:p>
            <text:p>but it was causing issues with my derived classes, I commented out at line 29</text:p>
            <text:p>I changed the members to T type and then used Deck&lt;T&gt; when derived but it was still throwing errors, i deleted the code and moved on. I atleast wanted to let you know what I was doing so you do not think I didnt try. Spent a could hours trying to convert the base class to a template.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23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12">
            <text:p>Vector used for STL</text:p>
            <text:p>Main - Lines 61 &amp; 1124-1125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2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CC RCCD</meta:initial-creator>
    <dc:creator>Christopher Stark</dc:creator>
    <meta:creation-date>2017-01-25T10:21:36Z</meta:creation-date>
    <dc:date>2022-12-18T01:55:22Z</dc:date>
    <meta:editing-cycles>23</meta:editing-cycles>
    <meta:editing-duration>PT6872S</meta:editing-duration>
  </office:meta>
</office:document-meta>
</file>